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1.397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draw:stroke="none" svg:stroke-color="#000000" draw:fill="none" draw:fill-color="#ffffff" fo:min-height="1.651cm"/>
    </style:style>
    <style:style style:name="gr10" style:family="graphic" style:parent-style-name="standard">
      <style:graphic-properties draw:stroke="none" svg:stroke-color="#000000" draw:fill="none" draw:fill-color="#ffffff" fo:min-height="1.778cm"/>
    </style:style>
    <style:style style:name="gr11" style:family="graphic" style:parent-style-name="standard">
      <style:graphic-properties draw:stroke="none" svg:stroke-color="#000000" draw:fill="none" draw:fill-color="#ffffff" fo:min-height="2.794cm"/>
    </style:style>
    <style:style style:name="gr12" style:family="graphic" style:parent-style-name="standard">
      <style:graphic-properties draw:stroke="none" svg:stroke-color="#000000" draw:fill="none" draw:fill-color="#ffffff" fo:min-height="4.191cm"/>
    </style:style>
    <style:style style:name="gr13" style:family="graphic" style:parent-style-name="standard">
      <style:graphic-properties draw:stroke="none" svg:stroke-color="#000000" draw:fill="none" draw:fill-color="#ffffff" fo:min-height="2.159cm"/>
    </style:style>
    <style:style style:name="gr14" style:family="graphic" style:parent-style-name="standard">
      <style:graphic-properties draw:stroke="none" svg:stroke-color="#000000" draw:fill="none" draw:fill-color="#ffffff" fo:min-height="3.8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6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font-name="Computer Modern" fo:font-size="17.2000007629395pt" style:font-size-asian="17.2000007629395pt" style:font-name-complex="Computer Modern" style:font-size-complex="17.2000007629395pt"/>
    </style:style>
    <style:style style:name="T2" style:family="text">
      <style:text-properties fo:color="#000000" style:font-name="Computer Modern" fo:font-size="12pt" style:font-size-asian="12pt" style:font-name-complex="Computer Modern" style:font-size-complex="12pt"/>
    </style:style>
    <style:style style:name="T3" style:family="text">
      <style:text-properties fo:color="#000000" style:font-name="Computer Modern" fo:font-size="10.8999996185303pt" style:font-size-asian="10.8999996185303pt" style:font-name-complex="Computer Modern" style:font-size-complex="10.8999996185303pt"/>
    </style:style>
    <style:style style:name="T4" style:family="text">
      <style:text-properties fo:color="#000000" style:font-name="Computer Modern" fo:font-size="14.3999996185303pt" fo:font-weight="bold" style:font-size-asian="14.3999996185303pt" style:font-name-complex="Computer Modern" style:font-size-complex="14.3999996185303pt" style:font-weight-complex="bold"/>
    </style:style>
    <style:style style:name="T5" style:family="text">
      <style:text-properties fo:color="#000000" style:font-name="Computer Modern" fo:font-size="10.8999996185303pt" fo:font-weight="bold" style:font-size-asian="10.8999996185303pt" style:font-name-complex="Computer Modern" style:font-size-complex="10.8999996185303pt" style:font-weight-complex="bold"/>
    </style:style>
    <style:style style:name="T6" style:family="text">
      <style:text-properties fo:color="#000000" style:font-name="Computer Modern" fo:font-size="10.8999996185303pt" fo:font-style="italic" style:font-size-asian="10.8999996185303pt" style:font-name-complex="Computer Modern" style:font-size-complex="10.8999996185303pt" style:font-style-complex="italic"/>
    </style:style>
    <style:style style:name="T7" style:family="text">
      <style:text-properties fo:color="#000000" style:font-name="Computer Modern" fo:font-size="12pt" fo:font-weight="bold" style:font-size-asian="12pt" style:font-name-complex="Computer Modern" style:font-size-complex="12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039cm" svg:height="0.708cm" svg:x="7.126cm" svg:y="3.297cm">
          <draw:text-box>
            <text:p text:style-name="P1"><text:span text:style-name="T1">COSC 220 - Project 1 Evaluations</text:span></text:p>
          </draw:text-box>
        </draw:frame>
        <draw:frame draw:style-name="gr2" draw:text-style-name="P3" draw:layer="layout" svg:width="4.307cm" svg:height="0.497cm" svg:x="9.53cm" svg:y="4.535cm">
          <draw:text-box>
            <text:p text:style-name="P1"><text:span text:style-name="T2">Dr. Joseph Anderson</text:span></text:p>
          </draw:text-box>
        </draw:frame>
        <draw:frame draw:style-name="gr2" draw:text-style-name="P3" draw:layer="layout" svg:width="5.505cm" svg:height="0.497cm" svg:x="8.826cm" svg:y="5.027cm">
          <draw:text-box>
            <text:p text:style-name="P1"><text:span text:style-name="T2">jtanderson@salisbury.edu</text:span></text:p>
          </draw:text-box>
        </draw:frame>
        <draw:frame draw:style-name="gr2" draw:text-style-name="P3" draw:layer="layout" svg:width="4.726cm" svg:height="0.497cm" svg:x="9.455cm" svg:y="5.883cm">
          <draw:text-box>
            <text:p text:style-name="P1"><text:span text:style-name="T2">Due: 22 October 2019</text:span></text:p>
          </draw:text-box>
        </draw:frame>
        <draw:line draw:style-name="gr3" draw:text-style-name="P4" draw:layer="layout" svg:x1="3.772cm" svg:y1="8.704cm" svg:x2="13.437cm" svg:y2="8.704cm">
          <text:p/>
        </draw:line>
        <draw:frame draw:style-name="gr4" draw:text-style-name="P5" draw:layer="layout" svg:width="1.395cm" svg:height="0.446cm" svg:x="3.772cm" svg:y="7.391cm">
          <draw:text-box>
            <text:p text:style-name="P1"><text:span text:style-name="T3">Name :</text:span></text:p>
          </draw:text-box>
        </draw:frame>
        <draw:line draw:style-name="gr3" draw:text-style-name="P4" draw:layer="layout" svg:x1="3.772cm" svg:y1="10.616cm" svg:x2="13.437cm" svg:y2="10.616cm">
          <text:p/>
        </draw:line>
        <draw:frame draw:style-name="gr4" draw:text-style-name="P5" draw:layer="layout" svg:width="9.464cm" svg:height="0.446cm" svg:x="3.772cm" svg:y="9.303cm">
          <draw:text-box>
            <text:p text:style-name="P1"><text:span text:style-name="T3">Name of peer whose project you are evaluating :</text:span></text:p>
          </draw:text-box>
        </draw:frame>
        <draw:frame draw:style-name="gr5" draw:text-style-name="P6" draw:layer="layout" svg:width="0.505cm" svg:height="0.59cm" svg:x="3.175cm" svg:y="11.837cm">
          <draw:text-box>
            <text:p text:style-name="P1"><text:span text:style-name="T4">1</text:span></text:p>
          </draw:text-box>
        </draw:frame>
        <draw:frame draw:style-name="gr5" draw:text-style-name="P6" draw:layer="layout" svg:width="3.003cm" svg:height="0.59cm" svg:x="4.01cm" svg:y="11.837cm">
          <draw:text-box>
            <text:p text:style-name="P1"><text:span text:style-name="T4">Objectives</text:span></text:p>
          </draw:text-box>
        </draw:frame>
        <draw:frame draw:style-name="gr4" draw:text-style-name="P5" draw:layer="layout" svg:width="0.384cm" svg:height="0.446cm" svg:x="3.647cm" svg:y="12.808cm">
          <draw:text-box>
            <text:p text:style-name="P1"><text:span text:style-name="T3">1.</text:span></text:p>
          </draw:text-box>
        </draw:frame>
        <draw:frame draw:style-name="gr4" draw:text-style-name="P5" draw:layer="layout" svg:width="5.002cm" svg:height="0.446cm" svg:x="4.137cm" svg:y="12.808cm">
          <draw:text-box>
            <text:p text:style-name="P1"><text:span text:style-name="T3">Practice peer code review</text:span></text:p>
          </draw:text-box>
        </draw:frame>
        <draw:frame draw:style-name="gr4" draw:text-style-name="P5" draw:layer="layout" svg:width="0.384cm" svg:height="0.446cm" svg:x="3.647cm" svg:y="13.419cm">
          <draw:text-box>
            <text:p text:style-name="P1"><text:span text:style-name="T3">2.</text:span></text:p>
          </draw:text-box>
        </draw:frame>
        <draw:frame draw:style-name="gr4" draw:text-style-name="P5" draw:layer="layout" svg:width="8.536cm" svg:height="0.446cm" svg:x="4.137cm" svg:y="13.419cm">
          <draw:text-box>
            <text:p text:style-name="P1"><text:span text:style-name="T3">See how peers implement different features</text:span></text:p>
          </draw:text-box>
        </draw:frame>
        <draw:frame draw:style-name="gr5" draw:text-style-name="P6" draw:layer="layout" svg:width="0.505cm" svg:height="0.59cm" svg:x="3.175cm" svg:y="14.519cm">
          <draw:text-box>
            <text:p text:style-name="P1"><text:span text:style-name="T4">2</text:span></text:p>
          </draw:text-box>
        </draw:frame>
        <draw:frame draw:style-name="gr5" draw:text-style-name="P6" draw:layer="layout" svg:width="1.331cm" svg:height="0.59cm" svg:x="4.01cm" svg:y="14.519cm">
          <draw:text-box>
            <text:p text:style-name="P1"><text:span text:style-name="T4">Task</text:span></text:p>
          </draw:text-box>
        </draw:frame>
        <draw:frame draw:style-name="gr4" draw:text-style-name="P5" draw:layer="layout" svg:width="17.879cm" svg:height="0.446cm" svg:x="3.772cm" svg:y="15.49cm">
          <draw:text-box>
            <text:p text:style-name="P1"><text:span text:style-name="T5">Find another person in the course to work with for this lab.</text:span><text:span text:style-name="T3"> For </text:span><text:span text:style-name="T3">this lab you will work</text:span></text:p>
          </draw:text-box>
        </draw:frame>
        <draw:frame draw:style-name="gr4" draw:text-style-name="P5" draw:layer="layout" svg:width="19.285cm" svg:height="0.446cm" svg:x="3.175cm" svg:y="15.968cm">
          <draw:text-box>
            <text:p text:style-name="P1"><text:span text:style-name="T3">together to evaluate and improve your project 1 submission. Peer </text:span><text:span text:style-name="T3">code review and debugging is an</text:span></text:p>
          </draw:text-box>
        </draw:frame>
        <draw:frame draw:style-name="gr4" draw:text-style-name="P5" draw:layer="layout" svg:width="6.314cm" svg:height="0.446cm" svg:x="3.175cm" svg:y="16.446cm">
          <draw:text-box>
            <text:p text:style-name="P1"><text:span text:style-name="T3">important skill in the workforce !</text:span></text:p>
          </draw:text-box>
        </draw:frame>
        <draw:frame draw:style-name="gr4" draw:text-style-name="P5" draw:layer="layout" svg:width="18.04cm" svg:height="0.446cm" svg:x="3.772cm" svg:y="16.924cm">
          <draw:text-box>
            <text:p text:style-name="P1"><text:span text:style-name="T3">In addition to any bugs found and fixed, work with that person to add </text:span><text:span text:style-name="T3">documentation to their</text:span></text:p>
          </draw:text-box>
        </draw:frame>
        <draw:frame draw:style-name="gr4" draw:text-style-name="P5" draw:layer="layout" svg:width="1.056cm" svg:height="0.446cm" svg:x="3.175cm" svg:y="17.402cm">
          <draw:text-box>
            <text:p text:style-name="P1"><text:span text:style-name="T3">code,</text:span></text:p>
          </draw:text-box>
        </draw:frame>
        <draw:frame draw:style-name="gr4" draw:text-style-name="P5" draw:layer="layout" svg:width="6.119cm" svg:height="0.446cm" svg:x="4.204cm" svg:y="17.402cm">
          <draw:text-box>
            <text:p text:style-name="P1"><text:span text:style-name="T3">clearly explaining 1) the overall</text:span></text:p>
          </draw:text-box>
        </draw:frame>
        <draw:frame draw:style-name="gr4" draw:text-style-name="P5" draw:layer="layout" svg:width="2.936cm" svg:height="0.446cm" svg:x="9.819cm" svg:y="17.402cm">
          <draw:text-box>
            <text:p text:style-name="P1"><text:span text:style-name="T3">code structure,</text:span></text:p>
          </draw:text-box>
        </draw:frame>
        <draw:frame draw:style-name="gr4" draw:text-style-name="P5" draw:layer="layout" svg:width="5.895cm" svg:height="0.446cm" svg:x="12.529cm" svg:y="17.402cm">
          <draw:text-box>
            <text:p text:style-name="P1"><text:span text:style-name="T3">2) the function and purpose of</text:span></text:p>
          </draw:text-box>
        </draw:frame>
        <draw:frame draw:style-name="gr4" draw:text-style-name="P5" draw:layer="layout" svg:width="1.873cm" svg:height="0.446cm" svg:x="18.016cm" svg:y="17.402cm">
          <draw:text-box>
            <text:p text:style-name="P1"><text:span text:style-name="T3">individual</text:span></text:p>
          </draw:text-box>
        </draw:frame>
        <draw:frame draw:style-name="gr4" draw:text-style-name="P5" draw:layer="layout" svg:width="19.2cm" svg:height="0.446cm" svg:x="3.175cm" svg:y="17.88cm">
          <draw:text-box>
            <text:p text:style-name="P1"><text:span text:style-name="T3">methods/subroutines, and 3) potential areas for improvement : code </text:span><text:span text:style-name="T3">refactorization, features to be</text:span></text:p>
          </draw:text-box>
        </draw:frame>
        <draw:frame draw:style-name="gr4" draw:text-style-name="P5" draw:layer="layout" svg:width="18.883cm" svg:height="0.446cm" svg:x="3.175cm" svg:y="18.358cm">
          <draw:text-box>
            <text:p text:style-name="P1"><text:span text:style-name="T3">added, and possible future problems. Some basic “checklist” </text:span><text:span text:style-name="T3">questions you can ask yourself are :</text:span></text:p>
          </draw:text-box>
        </draw:frame>
        <draw:frame draw:style-name="gr4" draw:text-style-name="P5" draw:layer="layout" svg:width="0.384cm" svg:height="0.446cm" svg:x="3.647cm" svg:y="18.969cm">
          <draw:text-box>
            <text:p text:style-name="P1"><text:span text:style-name="T3">1.</text:span></text:p>
          </draw:text-box>
        </draw:frame>
        <draw:frame draw:style-name="gr4" draw:text-style-name="P5" draw:layer="layout" svg:width="8.045cm" svg:height="0.446cm" svg:x="4.137cm" svg:y="18.969cm">
          <draw:text-box>
            <text:p text:style-name="P1"><text:span text:style-name="T3">Am I able to understand the code easily ?</text:span></text:p>
          </draw:text-box>
        </draw:frame>
        <draw:frame draw:style-name="gr4" draw:text-style-name="P5" draw:layer="layout" svg:width="0.384cm" svg:height="0.446cm" svg:x="3.647cm" svg:y="19.579cm">
          <draw:text-box>
            <text:p text:style-name="P1"><text:span text:style-name="T3">2.</text:span></text:p>
          </draw:text-box>
        </draw:frame>
        <draw:frame draw:style-name="gr4" draw:text-style-name="P5" draw:layer="layout" svg:width="12.44cm" svg:height="0.446cm" svg:x="4.137cm" svg:y="19.579cm">
          <draw:text-box>
            <text:p text:style-name="P1"><text:span text:style-name="T3">Is the code written following good coding standards/guidelines ?</text:span></text:p>
          </draw:text-box>
        </draw:frame>
        <draw:frame draw:style-name="gr4" draw:text-style-name="P5" draw:layer="layout" svg:width="0.384cm" svg:height="0.446cm" svg:x="3.647cm" svg:y="20.19cm">
          <draw:text-box>
            <text:p text:style-name="P1"><text:span text:style-name="T3">3.</text:span></text:p>
          </draw:text-box>
        </draw:frame>
        <draw:frame draw:style-name="gr4" draw:text-style-name="P5" draw:layer="layout" svg:width="9.057cm" svg:height="0.446cm" svg:x="4.137cm" svg:y="20.19cm">
          <draw:text-box>
            <text:p text:style-name="P1"><text:span text:style-name="T3">Is the same code duplicated more than twice ?</text:span></text:p>
          </draw:text-box>
        </draw:frame>
        <draw:frame draw:style-name="gr4" draw:text-style-name="P5" draw:layer="layout" svg:width="0.384cm" svg:height="0.446cm" svg:x="3.647cm" svg:y="20.8cm">
          <draw:text-box>
            <text:p text:style-name="P1"><text:span text:style-name="T3">4.</text:span></text:p>
          </draw:text-box>
        </draw:frame>
        <draw:frame draw:style-name="gr4" draw:text-style-name="P5" draw:layer="layout" svg:width="11.11cm" svg:height="0.446cm" svg:x="4.137cm" svg:y="20.8cm">
          <draw:text-box>
            <text:p text:style-name="P1"><text:span text:style-name="T3">Can I test / debug the code easily to find the root cause ?</text:span></text:p>
          </draw:text-box>
        </draw:frame>
        <draw:frame draw:style-name="gr4" draw:text-style-name="P5" draw:layer="layout" svg:width="0.384cm" svg:height="0.446cm" svg:x="3.647cm" svg:y="21.411cm">
          <draw:text-box>
            <text:p text:style-name="P1"><text:span text:style-name="T3">5.</text:span></text:p>
          </draw:text-box>
        </draw:frame>
        <draw:frame draw:style-name="gr4" draw:text-style-name="P5" draw:layer="layout" svg:width="18.713cm" svg:height="0.446cm" svg:x="4.137cm" svg:y="21.411cm">
          <draw:text-box>
            <text:p text:style-name="P1"><text:span text:style-name="T3">Is this function or class too big ? If yes, is the function or class having </text:span><text:span text:style-name="T3">too many responsibilities ?</text:span></text:p>
          </draw:text-box>
        </draw:frame>
        <draw:frame draw:style-name="gr4" draw:text-style-name="P5" draw:layer="layout" svg:width="0.384cm" svg:height="0.446cm" svg:x="3.647cm" svg:y="22.021cm">
          <draw:text-box>
            <text:p text:style-name="P1"><text:span text:style-name="T3">6.</text:span></text:p>
          </draw:text-box>
        </draw:frame>
        <draw:frame draw:style-name="gr4" draw:text-style-name="P5" draw:layer="layout" svg:width="18.061cm" svg:height="0.446cm" svg:x="4.137cm" svg:y="22.021cm">
          <draw:text-box>
            <text:p text:style-name="P1"><text:span text:style-name="T3">For important objects in the code, does ownership change often ? Is </text:span><text:span text:style-name="T3">the logic easy to follow ?</text:span></text:p>
          </draw:text-box>
        </draw:frame>
        <draw:frame draw:style-name="gr4" draw:text-style-name="P5" draw:layer="layout" svg:width="16.83cm" svg:height="0.446cm" svg:x="3.772cm" svg:y="22.632cm">
          <draw:text-box>
            <text:p text:style-name="P1"><text:span text:style-name="T3">Compile and run their code for Project 1, then complete the following </text:span><text:span text:style-name="T3">evaluation tasks.</text:span></text:p>
          </draw:text-box>
        </draw:frame>
        <draw:frame draw:style-name="gr4" draw:text-style-name="P5" draw:layer="layout" svg:width="0.384cm" svg:height="0.446cm" svg:x="11.334cm" svg:y="25.493cm">
          <draw:text-box>
            <text:p text:style-name="P1"><text:span text:style-name="T3">1</text:span></text:p>
          </draw:text-box>
        </draw:frame>
        <draw:frame draw:style-name="gr6" draw:text-style-name="P7" draw:layer="layout" svg:width="12.192cm" svg:height="1.397cm" svg:x="3.735cm" svg:y="7.839cm">
          <draw:text-box>
            <text:p>Ryan Rosiak</text:p>
          </draw:text-box>
        </draw:frame>
        <draw:frame draw:style-name="gr7" draw:text-style-name="P7" draw:layer="layout" svg:width="10.287cm" svg:height="0.937cm" svg:x="3.862cm" svg:y="9.871cm">
          <draw:text-box>
            <text:p>Brock Forsythe</text:p>
          </draw:text-box>
        </draw:frame>
      </draw:page>
      <draw:page draw:name="page2" draw:style-name="dp1" draw:master-page-name="master-page32">
        <draw:frame draw:style-name="gr4" draw:text-style-name="P5" draw:layer="layout" svg:width="9.197cm" svg:height="0.446cm" svg:x="3.303cm" svg:y="0.7cm">
          <draw:text-box>
            <text:p text:style-name="P1"><text:span text:style-name="T6">Dr. Joseph Anderson, jtanderson@salisbury.edu</text:span></text:p>
          </draw:text-box>
        </draw:frame>
        <draw:frame draw:style-name="gr4" draw:text-style-name="P5" draw:layer="layout" svg:width="0.384cm" svg:height="0.446cm" svg:x="19.494cm" svg:y="0.7cm">
          <draw:text-box>
            <text:p text:style-name="P1"><text:span text:style-name="T3">2</text:span></text:p>
          </draw:text-box>
        </draw:frame>
        <draw:frame draw:style-name="gr4" draw:text-style-name="P5" draw:layer="layout" svg:width="6.348cm" svg:height="0.446cm" svg:x="3.175cm" svg:y="1.965cm">
          <draw:text-box>
            <text:p text:style-name="P1"><text:span text:style-name="T5">Perform the following tasks :</text:span></text:p>
          </draw:text-box>
        </draw:frame>
        <draw:frame draw:style-name="gr4" draw:text-style-name="P5" draw:layer="layout" svg:width="0.384cm" svg:height="0.446cm" svg:x="3.647cm" svg:y="2.575cm">
          <draw:text-box>
            <text:p text:style-name="P1"><text:span text:style-name="T3">1.</text:span></text:p>
          </draw:text-box>
        </draw:frame>
        <draw:frame draw:style-name="gr4" draw:text-style-name="P5" draw:layer="layout" svg:width="11.407cm" svg:height="0.446cm" svg:x="4.137cm" svg:y="2.575cm">
          <draw:text-box>
            <text:p text:style-name="P1"><text:span text:style-name="T3">Add at least three students, with all appropriate metadata.</text:span></text:p>
          </draw:text-box>
        </draw:frame>
        <draw:frame draw:style-name="gr4" draw:text-style-name="P5" draw:layer="layout" svg:width="0.384cm" svg:height="0.446cm" svg:x="3.647cm" svg:y="3.186cm">
          <draw:text-box>
            <text:p text:style-name="P1"><text:span text:style-name="T3">2.</text:span></text:p>
          </draw:text-box>
        </draw:frame>
        <draw:frame draw:style-name="gr4" draw:text-style-name="P5" draw:layer="layout" svg:width="9.946cm" svg:height="0.446cm" svg:x="4.137cm" svg:y="3.186cm">
          <draw:text-box>
            <text:p text:style-name="P1"><text:span text:style-name="T3">Print the list of students to verify they are all there.</text:span></text:p>
          </draw:text-box>
        </draw:frame>
        <draw:frame draw:style-name="gr4" draw:text-style-name="P5" draw:layer="layout" svg:width="0.384cm" svg:height="0.446cm" svg:x="3.647cm" svg:y="3.796cm">
          <draw:text-box>
            <text:p text:style-name="P1"><text:span text:style-name="T3">3.</text:span></text:p>
          </draw:text-box>
        </draw:frame>
        <draw:frame draw:style-name="gr4" draw:text-style-name="P5" draw:layer="layout" svg:width="11.686cm" svg:height="0.446cm" svg:x="4.137cm" svg:y="3.796cm">
          <draw:text-box>
            <text:p text:style-name="P1"><text:span text:style-name="T3">After adding the students, change the name of one of them.</text:span></text:p>
          </draw:text-box>
        </draw:frame>
        <draw:frame draw:style-name="gr4" draw:text-style-name="P5" draw:layer="layout" svg:width="0.384cm" svg:height="0.446cm" svg:x="3.647cm" svg:y="4.407cm">
          <draw:text-box>
            <text:p text:style-name="P1"><text:span text:style-name="T3">4.</text:span></text:p>
          </draw:text-box>
        </draw:frame>
        <draw:frame draw:style-name="gr4" draw:text-style-name="P5" draw:layer="layout" svg:width="9.815cm" svg:height="0.446cm" svg:x="4.137cm" svg:y="4.407cm">
          <draw:text-box>
            <text:p text:style-name="P1"><text:span text:style-name="T3">Print the student to make sure the name changed.</text:span></text:p>
          </draw:text-box>
        </draw:frame>
        <draw:frame draw:style-name="gr4" draw:text-style-name="P5" draw:layer="layout" svg:width="0.384cm" svg:height="0.446cm" svg:x="3.647cm" svg:y="5.017cm">
          <draw:text-box>
            <text:p text:style-name="P1"><text:span text:style-name="T3">5.</text:span></text:p>
          </draw:text-box>
        </draw:frame>
        <draw:frame draw:style-name="gr4" draw:text-style-name="P5" draw:layer="layout" svg:width="8.346cm" svg:height="0.446cm" svg:x="4.137cm" svg:y="5.017cm">
          <draw:text-box>
            <text:p text:style-name="P1"><text:span text:style-name="T3">Add at least one course onto each student.</text:span></text:p>
          </draw:text-box>
        </draw:frame>
        <draw:frame draw:style-name="gr4" draw:text-style-name="P5" draw:layer="layout" svg:width="0.384cm" svg:height="0.446cm" svg:x="3.647cm" svg:y="5.628cm">
          <draw:text-box>
            <text:p text:style-name="P1"><text:span text:style-name="T3">6.</text:span></text:p>
          </draw:text-box>
        </draw:frame>
        <draw:frame draw:style-name="gr4" draw:text-style-name="P5" draw:layer="layout" svg:width="14.594cm" svg:height="0.446cm" svg:x="4.137cm" svg:y="5.628cm">
          <draw:text-box>
            <text:p text:style-name="P1"><text:span text:style-name="T3">Print the full list of students with courses to make sure the courses </text:span><text:span text:style-name="T3">worked.</text:span></text:p>
          </draw:text-box>
        </draw:frame>
        <draw:frame draw:style-name="gr4" draw:text-style-name="P5" draw:layer="layout" svg:width="0.384cm" svg:height="0.446cm" svg:x="3.647cm" svg:y="6.238cm">
          <draw:text-box>
            <text:p text:style-name="P1"><text:span text:style-name="T3">7.</text:span></text:p>
          </draw:text-box>
        </draw:frame>
        <draw:frame draw:style-name="gr4" draw:text-style-name="P5" draw:layer="layout" svg:width="8.642cm" svg:height="0.446cm" svg:x="4.137cm" svg:y="6.238cm">
          <draw:text-box>
            <text:p text:style-name="P1"><text:span text:style-name="T3">Add at least three courses onto one student.</text:span></text:p>
          </draw:text-box>
        </draw:frame>
        <draw:frame draw:style-name="gr4" draw:text-style-name="P5" draw:layer="layout" svg:width="0.384cm" svg:height="0.446cm" svg:x="3.647cm" svg:y="6.849cm">
          <draw:text-box>
            <text:p text:style-name="P1"><text:span text:style-name="T3">8.</text:span></text:p>
          </draw:text-box>
        </draw:frame>
        <draw:frame draw:style-name="gr4" draw:text-style-name="P5" draw:layer="layout" svg:width="8.202cm" svg:height="0.446cm" svg:x="4.137cm" svg:y="6.849cm">
          <draw:text-box>
            <text:p text:style-name="P1"><text:span text:style-name="T3">Print the full list of courses again to verify.</text:span></text:p>
          </draw:text-box>
        </draw:frame>
        <draw:frame draw:style-name="gr4" draw:text-style-name="P5" draw:layer="layout" svg:width="0.384cm" svg:height="0.446cm" svg:x="3.647cm" svg:y="7.459cm">
          <draw:text-box>
            <text:p text:style-name="P1"><text:span text:style-name="T3">9.</text:span></text:p>
          </draw:text-box>
        </draw:frame>
        <draw:frame draw:style-name="gr4" draw:text-style-name="P5" draw:layer="layout" svg:width="5.285cm" svg:height="0.446cm" svg:x="4.137cm" svg:y="7.459cm">
          <draw:text-box>
            <text:p text:style-name="P1"><text:span text:style-name="T3">Delete one of the students.</text:span></text:p>
          </draw:text-box>
        </draw:frame>
        <draw:frame draw:style-name="gr4" draw:text-style-name="P5" draw:layer="layout" svg:width="0.616cm" svg:height="0.446cm" svg:x="3.456cm" svg:y="8.07cm">
          <draw:text-box>
            <text:p text:style-name="P1"><text:span text:style-name="T3">10.</text:span></text:p>
          </draw:text-box>
        </draw:frame>
        <draw:frame draw:style-name="gr4" draw:text-style-name="P5" draw:layer="layout" svg:width="4.883cm" svg:height="0.446cm" svg:x="4.137cm" svg:y="8.07cm">
          <draw:text-box>
            <text:p text:style-name="P1"><text:span text:style-name="T3">Print the database again.</text:span></text:p>
          </draw:text-box>
        </draw:frame>
        <draw:frame draw:style-name="gr4" draw:text-style-name="P5" draw:layer="layout" svg:width="0.616cm" svg:height="0.446cm" svg:x="3.456cm" svg:y="8.68cm">
          <draw:text-box>
            <text:p text:style-name="P1"><text:span text:style-name="T3">11.</text:span></text:p>
          </draw:text-box>
        </draw:frame>
        <draw:frame draw:style-name="gr4" draw:text-style-name="P5" draw:layer="layout" svg:width="8.566cm" svg:height="0.446cm" svg:x="4.137cm" svg:y="8.68cm">
          <draw:text-box>
            <text:p text:style-name="P1"><text:span text:style-name="T3">Delete one of the courses from one student.</text:span></text:p>
          </draw:text-box>
        </draw:frame>
        <draw:frame draw:style-name="gr4" draw:text-style-name="P5" draw:layer="layout" svg:width="0.616cm" svg:height="0.446cm" svg:x="3.456cm" svg:y="9.291cm">
          <draw:text-box>
            <text:p text:style-name="P1"><text:span text:style-name="T3">12.</text:span></text:p>
          </draw:text-box>
        </draw:frame>
        <draw:frame draw:style-name="gr4" draw:text-style-name="P5" draw:layer="layout" svg:width="6.344cm" svg:height="0.446cm" svg:x="4.137cm" svg:y="9.291cm">
          <draw:text-box>
            <text:p text:style-name="P1"><text:span text:style-name="T3">Print the details for that student.</text:span></text:p>
          </draw:text-box>
        </draw:frame>
        <draw:frame draw:style-name="gr4" draw:text-style-name="P5" draw:layer="layout" svg:width="14.103cm" svg:height="0.446cm" svg:x="3.772cm" svg:y="9.901cm">
          <draw:text-box>
            <text:p text:style-name="P1"><text:span text:style-name="T3">Save the output of the above procedures and print it out to be turned </text:span><text:span text:style-name="T3">in.</text:span></text:p>
          </draw:text-box>
        </draw:frame>
        <draw:frame draw:style-name="gr4" draw:text-style-name="P5" draw:layer="layout" svg:width="18.591cm" svg:height="0.446cm" svg:x="3.772cm" svg:y="10.379cm">
          <draw:text-box>
            <text:p text:style-name="P1"><text:span text:style-name="T3">After you have tried using the program, read through the source code </text:span><text:span text:style-name="T3">to see how their program</text:span></text:p>
          </draw:text-box>
        </draw:frame>
        <draw:frame draw:style-name="gr4" draw:text-style-name="P5" draw:layer="layout" svg:width="11.093cm" svg:height="0.446cm" svg:x="3.175cm" svg:y="10.857cm">
          <draw:text-box>
            <text:p text:style-name="P1"><text:span text:style-name="T3">works, and answer the relevant questions about it below.</text:span></text:p>
          </draw:text-box>
        </draw:frame>
        <draw:frame draw:style-name="gr4" draw:text-style-name="P5" draw:layer="layout" svg:width="18.701cm" svg:height="0.446cm" svg:x="3.772cm" svg:y="11.335cm">
          <draw:text-box>
            <text:p text:style-name="P1"><text:span text:style-name="T3">Finally, work together to improve or fix one of the major issues or </text:span><text:span text:style-name="T3">deficiencies with the program.</text:span></text:p>
          </draw:text-box>
        </draw:frame>
        <draw:frame draw:style-name="gr2" draw:text-style-name="P3" draw:layer="layout" svg:width="0.756cm" svg:height="0.497cm" svg:x="3.175cm" svg:y="12.332cm">
          <draw:text-box>
            <text:p text:style-name="P1"><text:span text:style-name="T7">2.1</text:span></text:p>
          </draw:text-box>
        </draw:frame>
        <draw:frame draw:style-name="gr2" draw:text-style-name="P3" draw:layer="layout" svg:width="2.741cm" svg:height="0.497cm" svg:x="4.256cm" svg:y="12.332cm">
          <draw:text-box>
            <text:p text:style-name="P1"><text:span text:style-name="T7">Submission</text:span></text:p>
          </draw:text-box>
        </draw:frame>
        <draw:frame draw:style-name="gr4" draw:text-style-name="P5" draw:layer="layout" svg:width="17.773cm" svg:height="0.446cm" svg:x="3.772cm" svg:y="13.092cm">
          <draw:text-box>
            <text:p text:style-name="P1"><text:span text:style-name="T3">You will turn in</text:span><text:span text:style-name="T6"> your own</text:span><text:span text:style-name="T3"> Project 1 if you made changes to it. The </text:span><text:span text:style-name="T3">grade of this lab will be to</text:span></text:p>
          </draw:text-box>
        </draw:frame>
        <draw:frame draw:style-name="gr4" draw:text-style-name="P5" draw:layer="layout" svg:width="9.421cm" svg:height="0.446cm" svg:x="3.175cm" svg:y="13.57cm">
          <draw:text-box>
            <text:p text:style-name="P1"><text:span text:style-name="T3">see if you made relevant changes and bug fixes,</text:span></text:p>
          </draw:text-box>
        </draw:frame>
        <draw:frame draw:style-name="gr4" draw:text-style-name="P5" draw:layer="layout" svg:width="4.388cm" svg:height="0.446cm" svg:x="11.355cm" svg:y="13.57cm">
          <draw:text-box>
            <text:p text:style-name="P1"><text:span text:style-name="T3">added documentation,</text:span></text:p>
          </draw:text-box>
        </draw:frame>
        <draw:frame draw:style-name="gr4" draw:text-style-name="P5" draw:layer="layout" svg:width="5.15cm" svg:height="0.446cm" svg:x="15.235cm" svg:y="13.57cm">
          <draw:text-box>
            <text:p text:style-name="P1"><text:span text:style-name="T3">and completed a thorough</text:span></text:p>
          </draw:text-box>
        </draw:frame>
        <draw:frame draw:style-name="gr4" draw:text-style-name="P5" draw:layer="layout" svg:width="4.443cm" svg:height="0.446cm" svg:x="3.175cm" svg:y="14.048cm">
          <draw:text-box>
            <text:p text:style-name="P1"><text:span text:style-name="T3">review of your partner.</text:span></text:p>
          </draw:text-box>
        </draw:frame>
        <draw:frame draw:style-name="gr5" draw:text-style-name="P6" draw:layer="layout" svg:width="0.505cm" svg:height="0.59cm" svg:x="3.175cm" svg:y="15.148cm">
          <draw:text-box>
            <text:p text:style-name="P1"><text:span text:style-name="T4">3</text:span></text:p>
          </draw:text-box>
        </draw:frame>
        <draw:frame draw:style-name="gr5" draw:text-style-name="P6" draw:layer="layout" svg:width="8.177cm" svg:height="0.59cm" svg:x="4.01cm" svg:y="15.148cm">
          <draw:text-box>
            <text:p text:style-name="P1"><text:span text:style-name="T4">Code Testing and Evaluation</text:span></text:p>
          </draw:text-box>
        </draw:frame>
        <draw:line draw:style-name="gr3" draw:text-style-name="P4" draw:layer="layout" svg:x1="3.772cm" svg:y1="17.432cm" svg:x2="17.83cm" svg:y2="17.432cm">
          <text:p/>
        </draw:line>
        <draw:line draw:style-name="gr3" draw:text-style-name="P4" draw:layer="layout" svg:x1="3.772cm" svg:y1="17.91cm" svg:x2="17.83cm" svg:y2="17.91cm">
          <text:p/>
        </draw:line>
        <draw:line draw:style-name="gr3" draw:text-style-name="P4" draw:layer="layout" svg:x1="3.772cm" svg:y1="18.388cm" svg:x2="17.83cm" svg:y2="18.388cm">
          <text:p/>
        </draw:line>
        <draw:frame draw:style-name="gr4" draw:text-style-name="P5" draw:layer="layout" svg:width="16.52cm" svg:height="0.446cm" svg:x="3.772cm" svg:y="16.12cm">
          <draw:text-box>
            <text:p text:style-name="P1"><text:span text:style-name="T3">Run the program. Try different inputs. Describe any bugs or errors </text:span><text:span text:style-name="T3">you encountered :</text:span></text:p>
          </draw:text-box>
        </draw:frame>
        <draw:line draw:style-name="gr3" draw:text-style-name="P4" draw:layer="layout" svg:x1="3.772cm" svg:y1="20.3cm" svg:x2="17.83cm" svg:y2="20.3cm">
          <text:p/>
        </draw:line>
        <draw:line draw:style-name="gr3" draw:text-style-name="P4" draw:layer="layout" svg:x1="3.772cm" svg:y1="20.778cm" svg:x2="17.83cm" svg:y2="20.778cm">
          <text:p/>
        </draw:line>
        <draw:line draw:style-name="gr3" draw:text-style-name="P4" draw:layer="layout" svg:x1="3.772cm" svg:y1="21.256cm" svg:x2="17.83cm" svg:y2="21.256cm">
          <text:p/>
        </draw:line>
        <draw:frame draw:style-name="gr4" draw:text-style-name="P5" draw:layer="layout" svg:width="17.71cm" svg:height="0.446cm" svg:x="3.772cm" svg:y="18.988cm">
          <draw:text-box>
            <text:p text:style-name="P1"><text:span text:style-name="T3">Does the program satisfy all the features required by the project </text:span><text:span text:style-name="T3">instructions ? If not, why ?</text:span></text:p>
          </draw:text-box>
        </draw:frame>
        <draw:line draw:style-name="gr3" draw:text-style-name="P4" draw:layer="layout" svg:x1="3.772cm" svg:y1="23.168cm" svg:x2="17.83cm" svg:y2="23.168cm">
          <text:p/>
        </draw:line>
        <draw:line draw:style-name="gr3" draw:text-style-name="P4" draw:layer="layout" svg:x1="3.772cm" svg:y1="23.646cm" svg:x2="17.83cm" svg:y2="23.646cm">
          <text:p/>
        </draw:line>
        <draw:line draw:style-name="gr3" draw:text-style-name="P4" draw:layer="layout" svg:x1="3.772cm" svg:y1="24.124cm" svg:x2="17.83cm" svg:y2="24.124cm">
          <text:p/>
        </draw:line>
        <draw:frame draw:style-name="gr4" draw:text-style-name="P5" draw:layer="layout" svg:width="11.927cm" svg:height="0.446cm" svg:x="3.772cm" svg:y="21.856cm">
          <draw:text-box>
            <text:p text:style-name="P1"><text:span text:style-name="T3">Was the program easy to use ? Did you have to ask for help ?</text:span></text:p>
          </draw:text-box>
        </draw:frame>
        <draw:frame draw:style-name="gr6" draw:text-style-name="P9" draw:layer="layout" svg:width="14.605cm" svg:height="1.411cm" svg:x="3.735cm" svg:y="16.983cm">
          <draw:text-box>
            <text:p text:style-name="P8"><text:span text:style-name="T8">There were segmentation faults for adding new courses to any of the students. There </text:span><text:span text:style-name="T8">were also faults for printing the course lists for any given student. No input validation </text:span><text:span text:style-name="T8">but is not needed. Only explicit directions for correct input need to be given.</text:span></text:p>
          </draw:text-box>
        </draw:frame>
        <draw:frame draw:style-name="gr8" draw:text-style-name="P9" draw:layer="layout" svg:width="14.732cm" svg:height="1.905cm" svg:x="3.507cm" svg:y="19.785cm">
          <draw:text-box>
            <text:p text:style-name="P8"><text:span text:style-name="T8">The program does not currently satisfy all of the requirements. Add course is non </text:span><text:span text:style-name="T8">functional as well as remove course at the moment. Also printing the courses for </text:span><text:span text:style-name="T8">students is not functional. There are just some errors with linking the course list with </text:span><text:span text:style-name="T8">the student database list. </text:span></text:p>
          </draw:text-box>
        </draw:frame>
        <draw:frame draw:style-name="gr9" draw:text-style-name="P9" draw:layer="layout" svg:width="14.986cm" svg:height="2.351cm" svg:x="3.735cm" svg:y="22.698cm">
          <draw:text-box>
            <text:p text:style-name="P8"><text:span text:style-name="T8">The program was very easy to use overall. It was very visually appealing when it </text:span><text:span text:style-name="T8">came to printing lists so I wouldn’t forget what was in the list when inputting the new </text:span><text:span text:style-name="T8">values or search values. The only thing that was hard was that there needs to be some </text:span><text:span text:style-name="T8">directions on some of the input because it wasn’t quite clear in some spots if I needed </text:span><text:span text:style-name="T8">to enter a number or enter a string of characters.</text:span></text:p>
          </draw:text-box>
        </draw:frame>
      </draw:page>
      <draw:page draw:name="page3" draw:style-name="dp1" draw:master-page-name="master-page32">
        <draw:frame draw:style-name="gr4" draw:text-style-name="P5" draw:layer="layout" svg:width="9.197cm" svg:height="0.446cm" svg:x="3.303cm" svg:y="0.7cm">
          <draw:text-box>
            <text:p text:style-name="P1"><text:span text:style-name="T6">Dr. Joseph Anderson, jtanderson@salisbury.edu</text:span></text:p>
          </draw:text-box>
        </draw:frame>
        <draw:frame draw:style-name="gr4" draw:text-style-name="P5" draw:layer="layout" svg:width="0.384cm" svg:height="0.446cm" svg:x="19.494cm" svg:y="0.7cm">
          <draw:text-box>
            <text:p text:style-name="P1"><text:span text:style-name="T3">3</text:span></text:p>
          </draw:text-box>
        </draw:frame>
        <draw:line draw:style-name="gr3" draw:text-style-name="P4" draw:layer="layout" svg:x1="3.772cm" svg:y1="3.277cm" svg:x2="17.83cm" svg:y2="3.277cm">
          <text:p/>
        </draw:line>
        <draw:line draw:style-name="gr3" draw:text-style-name="P4" draw:layer="layout" svg:x1="3.772cm" svg:y1="3.755cm" svg:x2="17.83cm" svg:y2="3.755cm">
          <text:p/>
        </draw:line>
        <draw:line draw:style-name="gr3" draw:text-style-name="P4" draw:layer="layout" svg:x1="3.772cm" svg:y1="4.233cm" svg:x2="17.83cm" svg:y2="4.233cm">
          <text:p/>
        </draw:line>
        <draw:frame draw:style-name="gr4" draw:text-style-name="P5" draw:layer="layout" svg:width="9.383cm" svg:height="0.446cm" svg:x="3.772cm" svg:y="1.965cm">
          <draw:text-box>
            <text:p text:style-name="P1"><text:span text:style-name="T3">What parts of using the program did you enjoy ?</text:span></text:p>
          </draw:text-box>
        </draw:frame>
        <draw:line draw:style-name="gr3" draw:text-style-name="P4" draw:layer="layout" svg:x1="3.772cm" svg:y1="6.145cm" svg:x2="17.83cm" svg:y2="6.145cm">
          <text:p/>
        </draw:line>
        <draw:line draw:style-name="gr3" draw:text-style-name="P4" draw:layer="layout" svg:x1="3.772cm" svg:y1="6.623cm" svg:x2="17.83cm" svg:y2="6.623cm">
          <text:p/>
        </draw:line>
        <draw:line draw:style-name="gr3" draw:text-style-name="P4" draw:layer="layout" svg:x1="3.772cm" svg:y1="7.101cm" svg:x2="17.83cm" svg:y2="7.101cm">
          <text:p/>
        </draw:line>
        <draw:frame draw:style-name="gr4" draw:text-style-name="P5" draw:layer="layout" svg:width="10.141cm" svg:height="0.446cm" svg:x="3.772cm" svg:y="4.833cm">
          <draw:text-box>
            <text:p text:style-name="P1"><text:span text:style-name="T3">What parts of using the program did you not enjoy ?</text:span></text:p>
          </draw:text-box>
        </draw:frame>
        <draw:line draw:style-name="gr3" draw:text-style-name="P4" draw:layer="layout" svg:x1="3.772cm" svg:y1="9.013cm" svg:x2="17.83cm" svg:y2="9.013cm">
          <text:p/>
        </draw:line>
        <draw:line draw:style-name="gr3" draw:text-style-name="P4" draw:layer="layout" svg:x1="3.772cm" svg:y1="9.491cm" svg:x2="17.83cm" svg:y2="9.491cm">
          <text:p/>
        </draw:line>
        <draw:line draw:style-name="gr3" draw:text-style-name="P4" draw:layer="layout" svg:x1="3.772cm" svg:y1="9.969cm" svg:x2="17.83cm" svg:y2="9.969cm">
          <text:p/>
        </draw:line>
        <draw:line draw:style-name="gr3" draw:text-style-name="P4" draw:layer="layout" svg:x1="3.772cm" svg:y1="10.447cm" svg:x2="17.83cm" svg:y2="10.447cm">
          <text:p/>
        </draw:line>
        <draw:line draw:style-name="gr3" draw:text-style-name="P4" draw:layer="layout" svg:x1="3.772cm" svg:y1="10.925cm" svg:x2="17.83cm" svg:y2="10.925cm">
          <text:p/>
        </draw:line>
        <draw:frame draw:style-name="gr4" draw:text-style-name="P5" draw:layer="layout" svg:width="17.126cm" svg:height="0.446cm" svg:x="3.772cm" svg:y="7.701cm">
          <draw:text-box>
            <text:p text:style-name="P1"><text:span text:style-name="T3">Read the program source code. Can you identify where any bugs </text:span><text:span text:style-name="T3">occur in the program ?</text:span></text:p>
          </draw:text-box>
        </draw:frame>
        <draw:frame draw:style-name="gr4" draw:text-style-name="P5" draw:layer="layout" svg:width="6.111cm" svg:height="0.446cm" svg:x="3.772cm" svg:y="11.525cm">
          <draw:text-box>
            <text:p text:style-name="P1"><text:span text:style-name="T3">Read the program source code.</text:span></text:p>
          </draw:text-box>
        </draw:frame>
        <draw:frame draw:style-name="gr4" draw:text-style-name="P5" draw:layer="layout" svg:width="5.806cm" svg:height="0.446cm" svg:x="9.282cm" svg:y="11.525cm">
          <draw:text-box>
            <text:p text:style-name="P1"><text:span text:style-name="T3">Describe the algorithms used.</text:span></text:p>
          </draw:text-box>
        </draw:frame>
        <draw:frame draw:style-name="gr4" draw:text-style-name="P5" draw:layer="layout" svg:width="3.253cm" svg:height="0.446cm" svg:x="14.516cm" svg:y="11.525cm">
          <draw:text-box>
            <text:p text:style-name="P1"><text:span text:style-name="T3">Does the logic of</text:span></text:p>
          </draw:text-box>
        </draw:frame>
        <draw:frame draw:style-name="gr4" draw:text-style-name="P5" draw:layer="layout" svg:width="2.415cm" svg:height="0.446cm" svg:x="17.587cm" svg:y="11.525cm">
          <draw:text-box>
            <text:p text:style-name="P1"><text:span text:style-name="T3">the program</text:span></text:p>
          </draw:text-box>
        </draw:frame>
        <draw:frame draw:style-name="gr4" draw:text-style-name="P5" draw:layer="layout" svg:width="18.849cm" svg:height="0.446cm" svg:x="3.175cm" svg:y="12.003cm">
          <draw:text-box>
            <text:p text:style-name="P1"><text:span text:style-name="T3">make sense to you ? Can you identify parts that you would change to </text:span><text:span text:style-name="T3">make it simpler ? Are there</text:span></text:p>
          </draw:text-box>
        </draw:frame>
        <draw:line draw:style-name="gr3" draw:text-style-name="P4" draw:layer="layout" svg:x1="3.772cm" svg:y1="13.793cm" svg:x2="17.83cm" svg:y2="13.793cm">
          <text:p/>
        </draw:line>
        <draw:line draw:style-name="gr3" draw:text-style-name="P4" draw:layer="layout" svg:x1="3.772cm" svg:y1="14.271cm" svg:x2="17.83cm" svg:y2="14.271cm">
          <text:p/>
        </draw:line>
        <draw:line draw:style-name="gr3" draw:text-style-name="P4" draw:layer="layout" svg:x1="3.772cm" svg:y1="14.749cm" svg:x2="17.83cm" svg:y2="14.749cm">
          <text:p/>
        </draw:line>
        <draw:line draw:style-name="gr3" draw:text-style-name="P4" draw:layer="layout" svg:x1="3.772cm" svg:y1="15.227cm" svg:x2="17.83cm" svg:y2="15.227cm">
          <text:p/>
        </draw:line>
        <draw:line draw:style-name="gr3" draw:text-style-name="P4" draw:layer="layout" svg:x1="3.772cm" svg:y1="15.705cm" svg:x2="17.83cm" svg:y2="15.705cm">
          <text:p/>
        </draw:line>
        <draw:line draw:style-name="gr3" draw:text-style-name="P4" draw:layer="layout" svg:x1="3.772cm" svg:y1="16.183cm" svg:x2="17.83cm" svg:y2="16.183cm">
          <text:p/>
        </draw:line>
        <draw:line draw:style-name="gr3" draw:text-style-name="P4" draw:layer="layout" svg:x1="3.772cm" svg:y1="16.661cm" svg:x2="17.83cm" svg:y2="16.661cm">
          <text:p/>
        </draw:line>
        <draw:line draw:style-name="gr3" draw:text-style-name="P4" draw:layer="layout" svg:x1="3.772cm" svg:y1="17.139cm" svg:x2="17.83cm" svg:y2="17.139cm">
          <text:p/>
        </draw:line>
        <draw:frame draw:style-name="gr4" draw:text-style-name="P5" draw:layer="layout" svg:width="18.375cm" svg:height="0.446cm" svg:x="3.175cm" svg:y="12.481cm">
          <draw:text-box>
            <text:p text:style-name="P1"><text:span text:style-name="T3">“</text:span><text:span text:style-name="T3">clever” aspects of the implementation that you haven’t seen, but </text:span><text:span text:style-name="T3">which you would use later ?</text:span></text:p>
          </draw:text-box>
        </draw:frame>
        <draw:frame draw:style-name="gr4" draw:text-style-name="P5" draw:layer="layout" svg:width="18.421cm" svg:height="0.446cm" svg:x="3.772cm" svg:y="17.738cm">
          <draw:text-box>
            <text:p text:style-name="P1"><text:span text:style-name="T3">Read the program source code. Is it clearly documented ? Would you </text:span><text:span text:style-name="T3">be able to easily take the</text:span></text:p>
          </draw:text-box>
        </draw:frame>
        <draw:line draw:style-name="gr3" draw:text-style-name="P4" draw:layer="layout" svg:x1="3.772cm" svg:y1="19.529cm" svg:x2="17.83cm" svg:y2="19.529cm">
          <text:p/>
        </draw:line>
        <draw:line draw:style-name="gr3" draw:text-style-name="P4" draw:layer="layout" svg:x1="3.772cm" svg:y1="20.007cm" svg:x2="17.83cm" svg:y2="20.007cm">
          <text:p/>
        </draw:line>
        <draw:line draw:style-name="gr3" draw:text-style-name="P4" draw:layer="layout" svg:x1="3.772cm" svg:y1="20.485cm" svg:x2="17.83cm" svg:y2="20.485cm">
          <text:p/>
        </draw:line>
        <draw:line draw:style-name="gr3" draw:text-style-name="P4" draw:layer="layout" svg:x1="3.772cm" svg:y1="20.963cm" svg:x2="17.83cm" svg:y2="20.963cm">
          <text:p/>
        </draw:line>
        <draw:frame draw:style-name="gr4" draw:text-style-name="P5" draw:layer="layout" svg:width="18.184cm" svg:height="0.446cm" svg:x="3.175cm" svg:y="18.216cm">
          <draw:text-box>
            <text:p text:style-name="P1"><text:span text:style-name="T3">code and modify it to, for example, complete one of the bonus tasks if </text:span><text:span text:style-name="T3">it is not already done ?</text:span></text:p>
          </draw:text-box>
        </draw:frame>
        <draw:frame draw:style-name="gr4" draw:text-style-name="P5" draw:layer="layout" svg:width="11.851cm" svg:height="0.446cm" svg:x="3.772cm" svg:y="21.562cm">
          <draw:text-box>
            <text:p text:style-name="P1"><text:span text:style-name="T3">Identify specific areas where extra documentation is needed.</text:span></text:p>
          </draw:text-box>
        </draw:frame>
        <draw:frame draw:style-name="gr4" draw:text-style-name="P5" draw:layer="layout" svg:width="6.136cm" svg:height="0.446cm" svg:x="14.239cm" svg:y="21.562cm">
          <draw:text-box>
            <text:p text:style-name="P1"><text:span text:style-name="T3">Discuss with your partner these</text:span></text:p>
          </draw:text-box>
        </draw:frame>
        <draw:line draw:style-name="gr3" draw:text-style-name="P4" draw:layer="layout" svg:x1="3.772cm" svg:y1="22.875cm" svg:x2="17.83cm" svg:y2="22.875cm">
          <text:p/>
        </draw:line>
        <draw:line draw:style-name="gr3" draw:text-style-name="P4" draw:layer="layout" svg:x1="3.772cm" svg:y1="23.353cm" svg:x2="17.83cm" svg:y2="23.353cm">
          <text:p/>
        </draw:line>
        <draw:line draw:style-name="gr3" draw:text-style-name="P4" draw:layer="layout" svg:x1="3.772cm" svg:y1="23.831cm" svg:x2="17.83cm" svg:y2="23.831cm">
          <text:p/>
        </draw:line>
        <draw:line draw:style-name="gr3" draw:text-style-name="P4" draw:layer="layout" svg:x1="3.772cm" svg:y1="24.309cm" svg:x2="17.83cm" svg:y2="24.309cm">
          <text:p/>
        </draw:line>
        <draw:frame draw:style-name="gr4" draw:text-style-name="P5" draw:layer="layout" svg:width="14.036cm" svg:height="0.446cm" svg:x="3.175cm" svg:y="22.04cm">
          <draw:text-box>
            <text:p text:style-name="P1"><text:span text:style-name="T3">needs and make notes for them to add the documentation on their </text:span><text:span text:style-name="T3">own.</text:span></text:p>
          </draw:text-box>
        </draw:frame>
        <draw:frame draw:style-name="gr8" draw:text-style-name="P9" draw:layer="layout" svg:width="14.478cm" svg:height="1.905cm" svg:x="3.735cm" svg:y="2.86cm">
          <draw:text-box>
            <text:p text:style-name="P8"><text:span text:style-name="T8">I like the overall functionality of the program. I think that the overall transition of the </text:span><text:span text:style-name="T8">program is very well done and allows for easy traversal through <text:s/>all of the </text:span><text:span text:style-name="T8">commands. </text:span></text:p>
          </draw:text-box>
        </draw:frame>
        <draw:frame draw:style-name="gr10" draw:text-style-name="P9" draw:layer="layout" svg:width="14.224cm" svg:height="1.778cm" svg:x="3.667cm" svg:y="5.651cm">
          <draw:text-box>
            <text:p text:style-name="P8"><text:span text:style-name="T8">The only thing I don’t like about the program is that it is segmentation faulting. Once </text:span><text:span text:style-name="T8">this problem is fixed, I believe that the program is a very suitable database for anyone </text:span><text:span text:style-name="T8">to use.</text:span></text:p>
          </draw:text-box>
        </draw:frame>
        <draw:frame draw:style-name="gr11" draw:text-style-name="P9" draw:layer="layout" svg:width="14.224cm" svg:height="2.794cm" svg:x="3.604cm" svg:y="8.478cm">
          <draw:text-box>
            <text:p text:style-name="P8"><text:span text:style-name="T8">In the source code of the project I have identified a few bugs that are all logical </text:span><text:span text:style-name="T8">mistakes. I cannot quite identify where the leaks are. But I can identify in the </text:span><text:span text:style-name="T8">main.cpp file that there is not linke between the CourseNode list and the actual </text:span><text:span text:style-name="T8">database list which is what is causing the segmentation faults that were previously </text:span><text:span text:style-name="T8">described. Other than this, the source code is readable and makes sense.</text:span></text:p>
          </draw:text-box>
        </draw:frame>
        <draw:frame draw:style-name="gr12" draw:text-style-name="P9" draw:layer="layout" svg:width="14.478cm" svg:height="4.231cm" svg:x="3.696cm" svg:y="13.403cm">
          <draw:text-box>
            <text:p text:style-name="P8"><text:span text:style-name="T8">The algorithms that are used are very simple loop algorithms for traversing the list in </text:span><text:span text:style-name="T8">order to find what is needed so that the data can be added, removed, or manipulated </text:span><text:span text:style-name="T8">in some way. The logic of the program isn’t quite how my logic is but the logic of </text:span><text:span text:style-name="T8">the program is clear and understandable. To make the program simpler, I would </text:span><text:span text:style-name="T8">definitely added a private search function for finding the student nodes and the </text:span><text:span text:style-name="T8">course nodes so that code did not have to be repeated. One clever aspect that did not </text:span><text:span text:style-name="T8">follow my logic that I liked was that the course nodes were put in the student class </text:span><text:span text:style-name="T8">instead of both nodes being inside of the database class. This allowed for a different </text:span><text:span text:style-name="T8">approach. This way definitely makes it easier to manage memory. </text:span></text:p>
          </draw:text-box>
        </draw:frame>
        <draw:frame draw:style-name="gr13" draw:text-style-name="P9" draw:layer="layout" svg:width="14.224cm" svg:height="2.351cm" svg:x="3.824cm" svg:y="18.977cm">
          <draw:text-box>
            <text:p text:style-name="P8"><text:span text:style-name="T8">I think that the code is documented pretty well. I think that some comments to talk </text:span><text:span text:style-name="T8">about what the functions each do may make it easier for other people to scan the </text:span><text:span text:style-name="T8">code easier. I do think that some of the unique logic decisions that were made could </text:span><text:span text:style-name="T8">definitely be commented in case of confusion. I think I would be able to add to the </text:span><text:span text:style-name="T8">code a read through of the code. </text:span></text:p>
          </draw:text-box>
        </draw:frame>
        <draw:frame draw:style-name="gr13" draw:text-style-name="P9" draw:layer="layout" svg:width="14.224cm" svg:height="2.159cm" svg:x="3.862cm" svg:y="22.444cm">
          <draw:text-box>
            <text:p text:style-name="P8"><text:span text:style-name="T8">The only places that need extra documentation are some of the logic behind some of </text:span><text:span text:style-name="T8">the loops that are being executed. This logic may come off confusing at first but does </text:span><text:span text:style-name="T8">make clear sense after thinking through it. </text:span></text:p>
          </draw:text-box>
        </draw:frame>
      </draw:page>
      <draw:page draw:name="page4" draw:style-name="dp1" draw:master-page-name="master-page39">
        <draw:frame draw:style-name="gr4" draw:text-style-name="P5" draw:layer="layout" svg:width="9.197cm" svg:height="0.446cm" svg:x="3.303cm" svg:y="0.7cm">
          <draw:text-box>
            <text:p text:style-name="P1"><text:span text:style-name="T6">Dr. Joseph Anderson, jtanderson@salisbury.edu</text:span></text:p>
          </draw:text-box>
        </draw:frame>
        <draw:frame draw:style-name="gr4" draw:text-style-name="P5" draw:layer="layout" svg:width="0.384cm" svg:height="0.446cm" svg:x="19.494cm" svg:y="0.7cm">
          <draw:text-box>
            <text:p text:style-name="P1"><text:span text:style-name="T3">4</text:span></text:p>
          </draw:text-box>
        </draw:frame>
        <draw:frame draw:style-name="gr4" draw:text-style-name="P5" draw:layer="layout" svg:width="10.966cm" svg:height="0.446cm" svg:x="3.772cm" svg:y="1.965cm">
          <draw:text-box>
            <text:p text:style-name="P1"><text:span text:style-name="T3">Is there any aspect of your own program (user interface,</text:span></text:p>
          </draw:text-box>
        </draw:frame>
        <draw:frame draw:style-name="gr4" draw:text-style-name="P5" draw:layer="layout" svg:width="3.588cm" svg:height="0.446cm" svg:x="13.502cm" svg:y="1.965cm">
          <draw:text-box>
            <text:p text:style-name="P1"><text:span text:style-name="T3">code organization,</text:span></text:p>
          </draw:text-box>
        </draw:frame>
        <draw:frame draw:style-name="gr4" draw:text-style-name="P5" draw:layer="layout" svg:width="1.348cm" svg:height="0.446cm" svg:x="16.716cm" svg:y="1.965cm">
          <draw:text-box>
            <text:p text:style-name="P1"><text:span text:style-name="T3">control</text:span></text:p>
          </draw:text-box>
        </draw:frame>
        <draw:frame draw:style-name="gr4" draw:text-style-name="P5" draw:layer="layout" svg:width="1.856cm" svg:height="0.446cm" svg:x="18.019cm" svg:y="1.965cm">
          <draw:text-box>
            <text:p text:style-name="P1"><text:span text:style-name="T3">flow) that</text:span></text:p>
          </draw:text-box>
        </draw:frame>
        <draw:line draw:style-name="gr3" draw:text-style-name="P4" draw:layer="layout" svg:x1="3.772cm" svg:y1="3.277cm" svg:x2="17.83cm" svg:y2="3.277cm">
          <text:p/>
        </draw:line>
        <draw:line draw:style-name="gr3" draw:text-style-name="P4" draw:layer="layout" svg:x1="3.772cm" svg:y1="3.755cm" svg:x2="17.83cm" svg:y2="3.755cm">
          <text:p/>
        </draw:line>
        <draw:line draw:style-name="gr3" draw:text-style-name="P4" draw:layer="layout" svg:x1="3.772cm" svg:y1="4.233cm" svg:x2="17.83cm" svg:y2="4.233cm">
          <text:p/>
        </draw:line>
        <draw:line draw:style-name="gr3" draw:text-style-name="P4" draw:layer="layout" svg:x1="3.772cm" svg:y1="4.711cm" svg:x2="17.83cm" svg:y2="4.711cm">
          <text:p/>
        </draw:line>
        <draw:frame draw:style-name="gr4" draw:text-style-name="P5" draw:layer="layout" svg:width="17.685cm" svg:height="0.446cm" svg:x="3.175cm" svg:y="2.443cm">
          <draw:text-box>
            <text:p text:style-name="P1"><text:span text:style-name="T3">you would consider changing in a “version 2.0” after seeing this person’s implementation ?</text:span></text:p>
          </draw:text-box>
        </draw:frame>
        <draw:line draw:style-name="gr3" draw:text-style-name="P4" draw:layer="layout" svg:x1="3.772cm" svg:y1="6.145cm" svg:x2="17.83cm" svg:y2="6.145cm">
          <text:p/>
        </draw:line>
        <draw:line draw:style-name="gr3" draw:text-style-name="P4" draw:layer="layout" svg:x1="3.772cm" svg:y1="6.623cm" svg:x2="17.83cm" svg:y2="6.623cm">
          <text:p/>
        </draw:line>
        <draw:line draw:style-name="gr3" draw:text-style-name="P4" draw:layer="layout" svg:x1="3.772cm" svg:y1="7.101cm" svg:x2="17.83cm" svg:y2="7.101cm">
          <text:p/>
        </draw:line>
        <draw:line draw:style-name="gr3" draw:text-style-name="P4" draw:layer="layout" svg:x1="3.772cm" svg:y1="7.579cm" svg:x2="17.83cm" svg:y2="7.579cm">
          <text:p/>
        </draw:line>
        <draw:line draw:style-name="gr3" draw:text-style-name="P4" draw:layer="layout" svg:x1="3.772cm" svg:y1="8.057cm" svg:x2="17.83cm" svg:y2="8.057cm">
          <text:p/>
        </draw:line>
        <draw:line draw:style-name="gr3" draw:text-style-name="P4" draw:layer="layout" svg:x1="3.772cm" svg:y1="8.535cm" svg:x2="17.83cm" svg:y2="8.535cm">
          <text:p/>
        </draw:line>
        <draw:line draw:style-name="gr3" draw:text-style-name="P4" draw:layer="layout" svg:x1="3.772cm" svg:y1="9.013cm" svg:x2="17.83cm" svg:y2="9.013cm">
          <text:p/>
        </draw:line>
        <draw:line draw:style-name="gr3" draw:text-style-name="P4" draw:layer="layout" svg:x1="3.772cm" svg:y1="9.491cm" svg:x2="17.83cm" svg:y2="9.491cm">
          <text:p/>
        </draw:line>
        <draw:frame draw:style-name="gr4" draw:text-style-name="P5" draw:layer="layout" svg:width="12.6cm" svg:height="0.446cm" svg:x="3.772cm" svg:y="5.311cm">
          <draw:text-box>
            <text:p text:style-name="P1"><text:span text:style-name="T3">Any other general comments about the code you are reviewing ?</text:span></text:p>
          </draw:text-box>
        </draw:frame>
        <draw:frame draw:style-name="gr13" draw:text-style-name="P9" draw:layer="layout" svg:width="14.224cm" svg:height="2.159cm" svg:x="3.862cm" svg:y="2.886cm">
          <draw:text-box>
            <text:p text:style-name="P8"><text:span text:style-name="T8">In my own program, I would not change anything because I feel that my program </text:span><text:span text:style-name="T8">follows a logic that makes a little more sense to me. I could definitely see myself </text:span><text:span text:style-name="T8">changing the node implementation, but for this project I am keeping mine the same. I </text:span><text:span text:style-name="T8">do believe that our code is somewhat similar in the database. </text:span></text:p>
          </draw:text-box>
        </draw:frame>
        <draw:frame draw:style-name="gr14" draw:text-style-name="P9" draw:layer="layout" svg:width="14.097cm" svg:height="3.81cm" svg:x="3.862cm" svg:y="5.807cm">
          <draw:text-box>
            <text:p text:style-name="P8"><text:span text:style-name="T8">The only comments are that the logic is commented up and the program gets working </text:span><text:span text:style-name="T8">where certain functions are segmentation faulting. I have described the places that </text:span><text:span text:style-name="T8">need to be changed to my partner and I believe that these problems can be fixed for </text:span><text:span text:style-name="T8">submission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9" style:page-layout-name="PM0" draw:style-name="Mdp1"/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5T10:35:15.387688594</dc:date>
    <meta:editing-duration>PT3M52S</meta:editing-duration>
    <meta:editing-cycles>2</meta:editing-cycles>
    <meta:generator>LibreOffice/6.0.7.3$Linux_X86_64 LibreOffice_project/00m0$Build-3</meta:generator>
    <meta:document-statistic meta:object-count="169"/>
  </office:meta>
</office:document-meta>
</file>